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ew URIs</text:p>
          </table:table-cell>
          <table:table-cell office:value-type="string" calcext:value-type="string">
            <text:p><text:s text:c="2"/>EVEN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change</text:p>
          </table:table-cell>
          <table:table-cell/>
          <table:table-cell table:formula="of:=[.A2]" office:value-type="float" office:value="1" calcext:value-type="float">
            <text:p>1</text:p>
          </table:table-cell>
          <table:table-cell table:formula="of:=[.D2]/SUM([.$D$2:.$D$51])" office:value-type="float" office:value="0.0000234307270554605" calcext:value-type="float">
            <text:p>2.34307270554605E-0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keydown</text:p>
          </table:table-cell>
          <table:table-cell/>
          <table:table-cell table:formula="of:=[.A3]" office:value-type="float" office:value="93" calcext:value-type="float">
            <text:p>93</text:p>
          </table:table-cell>
          <table:table-cell table:formula="of:=[.D3]/SUM([.$D$2:.$D$51])" office:value-type="float" office:value="0.00217905761615783" calcext:value-type="float">
            <text:p>0.0021790576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<text:s text:c="2"/>keypress</text:p>
          </table:table-cell>
          <table:table-cell/>
          <table:table-cell table:formula="of:=SUM([.A4:.A5])" office:value-type="float" office:value="2329" calcext:value-type="float">
            <text:p>2329</text:p>
          </table:table-cell>
          <table:table-cell table:formula="of:=[.D4]/SUM([.$D$2:.$D$51])" office:value-type="float" office:value="0.0545701633121676" calcext:value-type="float">
            <text:p>0.054570163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<text:s text:c="2"/>keypress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s text:c="2"/>submit</text:p>
          </table:table-cell>
          <table:table-cell/>
          <table:table-cell table:formula="of:=SUM([.A6:.A7])" office:value-type="float" office:value="402" calcext:value-type="float">
            <text:p>402</text:p>
          </table:table-cell>
          <table:table-cell table:formula="of:=[.D6]/SUM([.$D$2:.$D$51])" office:value-type="float" office:value="0.00941915227629513" calcext:value-type="float">
            <text:p>0.00941915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submit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 text:c="2"/>unload</text:p>
          </table:table-cell>
          <table:table-cell/>
          <table:table-cell office:value-type="float" office:value="502" calcext:value-type="float">
            <text:p>502</text:p>
          </table:table-cell>
          <table:table-cell table:formula="of:=[.D8]/SUM([.$D$2:.$D$51])" office:value-type="float" office:value="0.0117622249818412" calcext:value-type="float">
            <text:p>0.011762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unload</text:p>
          </table:table-cell>
          <table:table-cell table:number-columns-repeated="3"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<text:s text:c="2"/>blur</text:p>
          </table:table-cell>
          <table:table-cell/>
          <table:table-cell table:formula="of:=SUM([.A10:.A12])" office:value-type="float" office:value="4165" calcext:value-type="float">
            <text:p>4165</text:p>
          </table:table-cell>
          <table:table-cell table:formula="of:=[.D10]/SUM([.$D$2:.$D$51])" office:value-type="float" office:value="0.0975889781859931" calcext:value-type="float">
            <text:p>0.09758897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blur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blur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 text:c="2"/>mousedown</text:p>
          </table:table-cell>
          <table:table-cell/>
          <table:table-cell table:formula="of:=SUM([.A13:.A17])" office:value-type="float" office:value="1174" calcext:value-type="float">
            <text:p>1174</text:p>
          </table:table-cell>
          <table:table-cell table:formula="of:=[.D13]/SUM([.$D$2:.$D$51])" office:value-type="float" office:value="0.0275076735631107" calcext:value-type="float">
            <text:p>0.02750767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mousedown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mousedown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s text:c="2"/>mousedown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mousedown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mouseout</text:p>
          </table:table-cell>
          <table:table-cell/>
          <table:table-cell table:formula="of:=SUM([.A18:.A20])" office:value-type="float" office:value="335" calcext:value-type="float">
            <text:p>335</text:p>
          </table:table-cell>
          <table:table-cell table:formula="of:=[.D18]/SUM([.$D$2:.$D$51])" office:value-type="float" office:value="0.00784929356357928" calcext:value-type="float">
            <text:p>0.007849293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mouseout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mouseout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  <table:table-cell/>
          <table:table-cell table:formula="of:=SUM([.A21:.A33])" office:value-type="float" office:value="4695" calcext:value-type="float">
            <text:p>4695</text:p>
          </table:table-cell>
          <table:table-cell table:formula="of:=[.D21]/SUM([.$D$2:.$D$51])" office:value-type="float" office:value="0.110007263525387" calcext:value-type="float">
            <text:p>0.1100072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mouseover</text:p>
          </table:table-cell>
          <table:table-cell/>
          <table:table-cell table:formula="of:=SUM([.A34:.A50])" office:value-type="float" office:value="2013" calcext:value-type="float">
            <text:p>2013</text:p>
          </table:table-cell>
          <table:table-cell table:formula="of:=[.D34]/SUM([.$D$2:.$D$51])" office:value-type="float" office:value="0.0471660535626421" calcext:value-type="float">
            <text:p>0.04716605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mouseover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mouseover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mouseover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mouseover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mouseover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mouseover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mouseover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mouseover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mouseover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mouseover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mouseover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mouseover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mouseover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mouseover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mouseove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mouseover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<text:s text:c="2"/>click</text:p>
          </table:table-cell>
          <table:table-cell/>
          <table:table-cell table:formula="of:=SUM([.A51:.A84])" office:value-type="float" office:value="26970" calcext:value-type="float">
            <text:p>26970</text:p>
          </table:table-cell>
          <table:table-cell table:formula="of:=[.D51]/SUM([.$D$2:.$D$51])" office:value-type="float" office:value="0.631926708685771" calcext:value-type="float">
            <text:p>0.63192670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<text:s text:c="2"/>click</text:p>
          </table:table-cell>
          <table:table-cell table:number-columns-repeated="2"/>
          <table:table-cell table:formula="of:=SUM([.E2:.E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click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8:37:36.105177776</meta:creation-date>
    <dc:date>2015-10-15T18:48:52.795408095</dc:date>
    <meta:editing-duration>P0D</meta:editing-duration>
    <meta:editing-cycles>1</meta:editing-cycles>
    <meta:document-statistic meta:table-count="1" meta:cell-count="191" meta:object-count="0"/>
    <meta:generator>LibreOffice/4.2.8.2$Linux_X86_64 LibreOffice_project/420m0$Build-2</meta:generator>
  </office:meta>
</office:document-meta>
</file>